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5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Wingdings" style:font-family-asian="Wingdings" style:font-family-complex="Wingdings" fo:background-color="transparent" style:use-window-font-color="true"/>
    </style:style>
    <style:style style:name="T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bold" fo:font-family="Wingdings" style:font-family-asian="Wingdings" style:font-family-complex="Wingdings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1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-34.15pt" fo:text-indent="-2.75pt">
        <style:tab-stops>
          <style:tab-stop style:position="620.95pt"/>
        </style:tab-stops>
      </style:paragraph-properties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 fo:margin-left="-34.15pt" fo:text-indent="-2.75pt">
        <style:tab-stops>
          <style:tab-stop style:position="615.45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justify" fo:margin-left="-34.15pt" fo:text-indent="-2.75pt">
        <style:tab-stops>
          <style:tab-stop style:position="615.45pt"/>
        </style:tab-stops>
      </style:paragraph-properties>
    </style:style>
    <style:style style:name="P7" style:family="paragraph">
      <style:paragraph-properties fo:line-height="100.00%" fo:text-align="justify" fo:margin-left="-34.15pt" fo:text-indent="-2.75pt">
        <style:tab-stops>
          <style:tab-stop style:position="615.4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justify" fo:margin-left="-34.15pt" fo:text-indent="-2.75pt">
        <style:tab-stops>
          <style:tab-stop style:position="615.45pt"/>
        </style:tab-stops>
      </style:paragraph-properties>
    </style:style>
    <style:style style:name="P10" style:family="paragraph">
      <style:paragraph-properties fo:line-height="100.00%" fo:text-align="left" fo:margin-top="14.00pt" fo:margin-bottom="14.00pt"/>
    </style:style>
    <style:style style:name="P11" style:family="paragraph">
      <style:paragraph-properties fo:line-height="100.00%" fo:text-align="justify" fo:margin-left="-34.15pt" fo:text-indent="-2.75pt">
        <style:tab-stops>
          <style:tab-stop style:position="615.45pt"/>
        </style:tab-stops>
      </style:paragraph-properties>
    </style:style>
    <style:style style:name="P12" style:family="paragraph">
      <style:paragraph-properties fo:line-height="100.00%" fo:text-align="left" fo:margin-top="14.00pt" fo:margin-bottom="14.00pt"/>
    </style:style>
    <style:style style:name="P13" style:family="paragraph">
      <style:paragraph-properties fo:line-height="100.00%" fo:text-align="justify" fo:margin-left="-34.15pt" fo:text-indent="-2.75pt">
        <style:tab-stops>
          <style:tab-stop style:position="615.45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top="14.00pt" fo:margin-bottom="14.00pt"/>
    </style:style>
    <text:list-style style:name="L1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top="14.00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-18.00pt" fo:text-indent="18.00pt"/>
    </style:style>
    <style:style style:name="P19" style:family="paragraph">
      <style:paragraph-properties fo:line-height="100.00%" fo:text-align="left" fo:margin-left="-18.00pt" fo:text-indent="18.00pt" fo:margin-top="14.00pt"/>
    </style:style>
    <style:style style:name="P20" style:family="paragraph">
      <style:paragraph-properties fo:line-height="100.00%" fo:text-align="left" fo:margin-left="-18.00pt" fo:text-indent="18.00pt"/>
    </style:style>
    <style:style style:name="P21" style:family="paragraph">
      <style:paragraph-properties fo:line-height="100.00%" fo:text-align="left" fo:margin-left="36.00pt" fo:text-indent="0.00pt" fo:margin-bottom="14.00pt"/>
    </style:style>
    <style:style style:name="P22" style:family="paragraph">
      <style:paragraph-properties fo:line-height="100.00%" fo:text-align="left" fo:margin-top="14.00pt" fo:margin-bottom="14.00p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justify" fo:margin-right="18.00pt"/>
    </style:style>
    <style:style style:name="P24" style:family="paragraph">
      <style:paragraph-properties fo:line-height="100.00%" fo:text-align="left" fo:margin-bottom="14.00pt"/>
    </style:style>
    <style:style style:name="P25" style:family="paragraph">
      <style:paragraph-properties fo:line-height="100.00%" fo:text-align="justify" fo:margin-right="18.00pt"/>
    </style:style>
    <text:list-style style:name="L2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 fo:margin-top="14.00p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justify" fo:margin-right="18.00pt"/>
    </style:style>
    <style:style style:name="P29" style:family="paragraph">
      <style:paragraph-properties fo:line-height="100.00%" fo:text-align="justify" fo:margin-right="18.00pt"/>
    </style:style>
    <style:style style:name="P30" style:family="paragraph">
      <style:paragraph-properties fo:line-height="100.00%" fo:text-align="left">
        <style:tab-stops>
          <style:tab-stop style:position="0.00pt"/>
        </style:tab-stops>
      </style:paragraph-properties>
    </style:style>
    <style:style style:name="P31" style:family="paragraph">
      <style:paragraph-properties fo:line-height="100.00%" fo:text-align="justify" fo:margin-right="18.00pt">
        <style:tab-stops>
          <style:tab-stop style:position="0.00pt"/>
        </style:tab-stops>
      </style:paragraph-properties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-34.15pt" fo:text-indent="-2.75pt">
        <style:tab-stops>
          <style:tab-stop style:position="620.95pt"/>
        </style:tab-stops>
      </style:paragraph-properties>
    </style:style>
    <style:style style:name="P35" style:family="paragraph">
      <style:paragraph-properties fo:line-height="100.00%" fo:text-align="center"/>
    </style:style>
    <style:style style:name="P36" style:family="paragraph">
      <style:paragraph-properties fo:line-height="100.00%" fo:text-align="left" fo:margin-left="-34.15pt" fo:text-indent="-2.75pt">
        <style:tab-stops>
          <style:tab-stop style:position="620.95pt"/>
        </style:tab-stops>
      </style:paragraph-properties>
    </style:style>
    <style:style style:name="P37" style:family="paragraph">
      <style:paragraph-properties fo:line-height="100.00%" fo:text-align="center"/>
    </style:style>
    <style:style style:name="TableColumn0100" style:family="table-column">
      <style:table-column-properties style:column-width="8.150000in"/>
    </style:style>
    <style:style style:name="Table01" style:family="table">
      <style:table-properties style:width="8.150000in" fo:margin-left="0.000000in" style:writing-mode="lr" table:align="left" style:may-break-between-rows="true"/>
    </style:style>
    <style:style style:name="TableRow0100" style:family="table-row">
      <style:table-row-properties style:min-row-height="9.168750in"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 style:min-row-height="9.168750in"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8.073611in"/>
    </style:style>
    <style:style style:name="Table02" style:family="table">
      <style:table-properties style:width="8.073611in" fo:margin-left="0.000000in" style:writing-mode="lr" table:align="left" style:may-break-between-rows="true"/>
    </style:style>
    <style:style style:name="TableRow0200" style:family="table-row">
      <style:table-row-properties style:min-row-height="0.312500in"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8.073611in"/>
    </style:style>
    <style:style style:name="Table03" style:family="table">
      <style:table-properties style:width="8.0736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able:table table:style-name="Table01">
        <table:table-column table:style-name="TableColumn0100"/>
        <table:table-row table:style-name="TableRow0100">
          <table:table-cell table:style-name="TableCell010000">
            <text:p text:style-name="P2"><text:span text:style-name="T2">RESUME</text:span></text:p>
            <text:p text:style-name="P3"><text:span text:style-name="T3"/></text:p>
            <text:p text:style-name="P3"><text:span text:style-name="T4">Hanumanthu.B</text:span></text:p>
            <text:p text:style-name="P3"><text:span text:style-name="T5"/></text:p>
            <text:p text:style-name="P3"><text:span text:style-name="T6">(</text:span><text:span text:style-name="T7">: +91 7996605725</text:span></text:p>
            <text:p text:style-name="P3"><text:span text:style-name="T8">*</text:span><text:span text:style-name="T9">:<text:s/></text:span><text:a xlink:href="mailto:hanugowd011@gmail.com"><text:span text:style-name="T11">hanugowd011@gmail.com</text:span></text:a><text:span text:style-name="T12"/></text:p>
            <text:p text:style-name="P3"><text:span text:style-name="T13"><text:s/>b.hanumanthu@flipkart.com </text:span></text:p>
            <text:p text:style-name="P3"><text:span text:style-name="T13"><text:s text:c="35"/></text:span></text:p>
            <text:p text:style-name="P3"><text:span text:style-name="T13"><text:s/>Career Objective:</text:span></text:p>
            <text:p text:style-name="P3"><text:span text:style-name="T14">Obtain a challenging leadership position, applying creative problem solving and lean management skills with a growing company to achieve optimum utilization of its resources and maximum profits.</text:span></text:p>
            <text:p text:style-name="P3"><text:span text:style-name="T15"/></text:p>
            <table:table table:style-name="Table02">
              <table:table-column table:style-name="TableColumn0200"/>
              <table:table-row table:style-name="TableRow0200">
                <table:table-cell table:style-name="TableCell020000">
                  <text:p text:style-name="P5"><text:span text:style-name="T16">Educational Qualification:</text:span><text:span text:style-name="T17"/></text:p>
                </table:table-cell>
              </table:table-row>
              <table:table-row table:style-name="TableRow0201">
                <table:table-cell table:style-name="TableCell020100">
                  <text:p text:style-name="P8"><text:span text:style-name="T18">Completed B.com (Computer’s) in the Year 2013 with an Aggregate on<text:s/></text:span><text:span text:style-name="T19">71%</text:span><text:span text:style-name="T20">From Govt.Degree College (Uravakond), Affiliated to S.K University, Anantapuram.</text:span><text:span text:style-name="T21"/></text:p>
                </table:table-cell>
              </table:table-row>
            </table:table>
            <text:p text:style-name="P10"><text:span text:style-name="T21"/></text:p>
            <table:table table:style-name="Table03">
              <table:table-column table:style-name="TableColumn0300"/>
              <table:table-row table:style-name="TableRow0300">
                <table:table-cell table:style-name="TableCell030000">
                  <text:p text:style-name="P12"><text:span text:style-name="T22">Work Experience:</text:span></text:p>
                  <text:p text:style-name="P12"><text:span text:style-name="T22">1 Year Experience in MRO Office Data analyst .</text:span></text:p>
                  <text:p text:style-name="P12"><text:span text:style-name="T22">2.5Years Experience in flipkart Logistics Warehouse . ( Currently working)</text:span><text:span text:style-name="T23"/></text:p>
                </table:table-cell>
              </table:table-row>
            </table:table>
            <text:p text:style-name="P14"><text:span text:style-name="T23"/></text:p>
            <text:p text:style-name="P14"><text:span text:style-name="T24">Summary:</text:span></text:p>
            <text:p text:style-name="P15"><text:span text:style-name="T24">Work Profile: Warehouse &amp;Operations </text:span></text:p>
            <text:list text:style-name="L16">
              <text:list-item>
                <text:p text:style-name="P16"><text:span text:style-name="T25">Inbound, Outbound, Inventory planning &amp;controlling.</text:span></text:p>
              </text:list-item>
              <text:list-item>
                <text:p text:style-name="P17"><text:span text:style-name="T26">FLO &amp;ERP to know the exact status of the Shipments.</text:span></text:p>
              </text:list-item>
              <text:list-item>
                <text:p text:style-name="P17"><text:span text:style-name="T26">Inventory seggregation, 5s , quality control.</text:span></text:p>
              </text:list-item>
              <text:list-item>
                <text:p text:style-name="P17"><text:span text:style-name="T26">Order Processing &amp;Order Management.</text:span></text:p>
              </text:list-item>
              <text:list-item>
                <text:p text:style-name="P17"><text:span text:style-name="T26">Handling team and handling responsibilities.</text:span></text:p>
              </text:list-item>
              <text:list-item>
                <text:p text:style-name="P18"><text:span text:style-name="T27">Handling DC Operations for Large &amp;Furniture.</text:span></text:p>
              </text:list-item>
              <text:list-item>
                <text:p text:style-name="P18"><text:span text:style-name="T27">Supply chain management.</text:span></text:p>
              </text:list-item>
              <text:list-item>
                <text:p text:style-name="P18"><text:span text:style-name="T27">Planning, Implementation &amp;Deployment.</text:span></text:p>
              </text:list-item>
              <text:list-item>
                <text:p text:style-name="P18"><text:span text:style-name="T27">Continuous process management &amp;Improvement.</text:span></text:p>
              </text:list-item>
              <text:list-item>
                <text:p text:style-name="P18"><text:span text:style-name="T27">3PL.</text:span></text:p>
              </text:list-item>
              <text:list-item>
                <text:p text:style-name="P18"><text:span text:style-name="T27">Performance Management.</text:span></text:p>
              </text:list-item>
              <text:list-item>
                <text:p text:style-name="P19"><text:span text:style-name="T27">Received Achiever of best Preformence<text:s text:c="2"/>-10 Awardswithin (2017,2018,2019)</text:span></text:p>
              </text:list-item>
              <text:list-item>
                <text:p text:style-name="P20"><text:span text:style-name="T27">Received several appreciation mails from the customer for the timely Support &amp;the response.</text:span></text:p>
              </text:list-item>
              <text:list-item>
                <text:p text:style-name="P20"><text:span text:style-name="T27">Resource planning</text:span></text:p>
              </text:list-item>
            </text:list>
            <text:p text:style-name="P21"><text:span text:style-name="T27">Managed the shipments of Category Small, Medium, Large &amp;Furniture’s.</text:span><text:span text:style-name="T28"/></text:p>
            <text:p text:style-name="P22"><text:span text:style-name="T29">Computer Proficiency: </text:span></text:p>
            <text:list text:style-name="L23">
              <text:list-item>
                <text:p text:style-name="P23"><text:span text:style-name="T30">Operating Systems.</text:span><text:span text:style-name="T31"/></text:p>
              </text:list-item>
              <text:list-item>
                <text:p text:style-name="P24"><text:span text:style-name="T32">Computer Applications, FLO, TC APP, TMS .</text:span></text:p>
              </text:list-item>
              <text:list-item>
                <text:p text:style-name="P24"><text:span text:style-name="T32">Good knowledge in Excel. <text:tab/><text:tab/><text:tab/></text:span></text:p>
              </text:list-item>
              <text:list-item>
                <text:p text:style-name="P24"><text:span text:style-name="T32">Microsoft Office 2003 and 2007</text:span></text:p>
              </text:list-item>
            </text:list>
            <text:p text:style-name="P25"><text:span text:style-name="T33">Professional Strengths:</text:span></text:p>
            <text:list text:style-name="L26">
              <text:list-item>
                <text:p text:style-name="P26"><text:span text:style-name="T34">Ability to learn new tasks quickly.</text:span></text:p>
              </text:list-item>
              <text:list-item>
                <text:p text:style-name="P27"><text:span text:style-name="T34">Willingness to learn &amp;team facilitator.</text:span></text:p>
              </text:list-item>
              <text:list-item>
                <text:p text:style-name="P28"><text:span text:style-name="T34">Ability to deal with people diplomatically.</text:span><text:span text:style-name="T35"/></text:p>
              </text:list-item>
            </text:list>
            <text:p text:style-name="P29"><text:span text:style-name="T35"/></text:p>
            <text:p text:style-name="P30"><text:span text:style-name="T36">All the details above furnished are true to best of my knowledge and belief.</text:span><text:span text:style-name="T37"><text:s text:c="3"/></text:span></text:p>
            <text:p text:style-name="P30"><text:span text:style-name="T37"><text:tab/><text:tab/><text:tab/><text:tab/><text:tab/></text:span></text:p>
            <text:p text:style-name="P31"><text:span text:style-name="T37">B. HANUMANTHU<text:tab/><text:tab/></text:span></text:p>
            <text:p text:style-name="P32"><text:span text:style-name="T38"/></text:p>
            <text:p text:style-name="P32"><text:span text:style-name="T38"/></text:p>
            <text:p text:style-name="P32"><text:span text:style-name="T38"/></text:p>
            <text:p text:style-name="P32"><text:span text:style-name="T38"/></text:p>
            <text:p text:style-name="P32"><text:span text:style-name="T38"/></text:p>
            <text:p text:style-name="P32"><text:span text:style-name="T38"/></text:p>
            <text:p text:style-name="P33"><text:span text:style-name="T38"/></text:p>
          </table:table-cell>
        </table:table-row>
        <table:table-row table:style-name="TableRow0101">
          <table:table-cell table:style-name="TableCell010100">
            <text:p text:style-name="P35"><text:span text:style-name="T38"/></text:p>
          </table:table-cell>
        </table:table-row>
      </table:table>
      <text:p text:style-name="P37"><text:span text:style-name="T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